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4" style:family="paragraph" style:parent-style-name="Standard">
      <style:text-properties officeooo:rsid="001e6b11" officeooo:paragraph-rsid="001e6b11"/>
    </style:style>
    <style:style style:name="P15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6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paragraph-rsid="00331345"/>
    </style:style>
    <style:style style:name="P34" style:family="paragraph" style:parent-style-name="Standard">
      <style:text-properties officeooo:paragraph-rsid="003326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7" style:family="text">
      <style:text-properties fo:color="#9cdcfe" loext:opacity="100%"/>
    </style:style>
    <style:style style:name="T58" style:family="text">
      <style:text-properties fo:color="#9cdcfe" loext:opacity="100%" style:font-weight-asian="normal" style:font-weight-complex="normal"/>
    </style:style>
    <style:style style:name="T59" style:family="text">
      <style:text-properties fo:color="#9cdcfe" loext:opacity="100%" fo:background-color="#000000" loext:char-shading-value="0" style:font-weight-asian="normal" style:font-weight-complex="normal"/>
    </style:style>
    <style:style style:name="T60" style:family="text">
      <style:text-properties fo:color="#9cdcfe" loext:opacity="100%" style:text-underline-style="none" style:font-weight-asian="normal" style:font-weight-complex="normal"/>
    </style:style>
    <style:style style:name="T61" style:family="text">
      <style:text-properties fo:color="#ce9178" loext:opacity="100%"/>
    </style:style>
    <style:style style:name="T62" style:family="text">
      <style:text-properties fo:color="#d7ba7d" loext:opacity="100%"/>
    </style:style>
    <style:style style:name="T63" style:family="text">
      <style:text-properties fo:background-color="#000000" loext:char-shading-value="0" style:font-weight-asian="normal" style:font-weight-complex="normal"/>
    </style:style>
    <style:style style:name="T64" style:family="text">
      <style:text-properties fo:color="#569cd6" loext:opacity="100%"/>
    </style:style>
    <style:style style:name="T65" style:family="text">
      <style:text-properties officeooo:rsid="001f0c01"/>
    </style:style>
    <style:style style:name="T66" style:family="text">
      <style:text-properties officeooo:rsid="0022bb93"/>
    </style:style>
    <style:style style:name="T67" style:family="text">
      <style:text-properties officeooo:rsid="002318c3"/>
    </style:style>
    <style:style style:name="T68" style:family="text">
      <style:text-properties officeooo:rsid="0011d0b1"/>
    </style:style>
    <style:style style:name="T69" style:family="text">
      <style:text-properties fo:color="#000080" loext:opacity="100%" style:text-underline-style="solid" style:text-underline-width="auto" style:text-underline-color="font-color"/>
    </style:style>
    <style:style style:name="T70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71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9">npm </text:span><text:span text:style-name="T50">i</text:span><text:span text:style-name="T49"> concurrently</text:span></text:p>
      <text:p text:style-name="P24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51">npm </text:span><text:span text:style-name="T52">i</text:span><text:span text:style-name="T51"> nodemon</text:span></text:p>
      <text:p text:style-name="P25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51">npm </text:span><text:span text:style-name="T53">i</text:span><text:span text:style-name="T51"> validator</text:span></text:p>
      <text:p text:style-name="P26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51">npm </text:span><text:span text:style-name="T54">i</text:span><text:span text:style-name="T51"> express-xss-sanitizer </text:span><text:span text:style-name="T68">(версия: "express-xss-sanitizer": "^1.1.6")</text:span></text:p>
      <text:p text:style-name="P27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51">npm </text:span><text:span text:style-name="T55">i</text:span><text:span text:style-name="T51"> <text:s/>express-mongo-sanitize</text:span></text:p>
      <text:p text:style-name="P28"><text:span text:style-name="T25">http status</text:span><text:span text:style-name="T34"> - </text:span><text:a xlink:type="simple" xlink:href="https://www.npmjs.com/package/http-status" text:style-name="Internet_20_link" text:visited-style-name="Visited_20_Internet_20_Link"><text:span text:style-name="T69">https://www.npmjs.com/package/http-status</text:span></text:a><text:span text:style-name="T34"> - </text:span><text:span text:style-name="T51">npm </text:span><text:span text:style-name="T56">i</text:span><text:span text:style-name="T51"> http-status</text:span><text:span text:style-name="T41"> </text:span><text:span text:style-name="T68">(версия: "http-status": "^1.7.3")</text:span></text:p>
      <text:p text:style-name="P29"><text:span text:style-name="T25">passport-jwt</text:span><text:span text:style-name="T42"> - </text:span><text:a xlink:type="simple" xlink:href="https://www.npmjs.com/package/passport-jwt" text:style-name="Internet_20_link" text:visited-style-name="Visited_20_Internet_20_Link"><text:span text:style-name="T70">https://www.npmjs.com/package/passport-jwt</text:span></text:a><text:span text:style-name="T42"> - </text:span><text:span text:style-name="T40">npm </text:span><text:span text:style-name="T42">i</text:span><text:span text:style-name="T40"> passport-jwt</text:span></text:p>
      <text:p text:style-name="P30"><text:span text:style-name="T25">passport</text:span><text:span text:style-name="T43"> - </text:span><text:a xlink:type="simple" xlink:href="https://www.npmjs.com/package/passport" text:style-name="Internet_20_link" text:visited-style-name="Visited_20_Internet_20_Link"><text:span text:style-name="T69">https://www.npmjs.com/package/passport</text:span></text:a><text:span text:style-name="T43"> - </text:span><text:span text:style-name="T40">npm </text:span><text:span text:style-name="T43">i</text:span><text:span text:style-name="T40"> passport</text:span></text:p>
      <text:p text:style-name="P31"><text:span text:style-name="T25">accesscontrol</text:span><text:span text:style-name="T44"> - </text:span><text:a xlink:type="simple" xlink:href="https://www.npmjs.com/package/accesscontrol" text:style-name="Internet_20_link" text:visited-style-name="Visited_20_Internet_20_Link"><text:span text:style-name="T69">https://www.npmjs.com/package/accesscontrol</text:span></text:a><text:span text:style-name="T44"> - </text:span><text:span text:style-name="T40">npm </text:span><text:span text:style-name="T44">i</text:span><text:span text:style-name="T40"> accesscontrol</text:span></text:p>
      <text:p text:style-name="P32"><text:span text:style-name="T25">nodemailer</text:span><text:span text:style-name="T45"> - </text:span><text:a xlink:type="simple" xlink:href="https://www.npmjs.com/package/nodemailer" text:style-name="Internet_20_link" text:visited-style-name="Visited_20_Internet_20_Link"><text:span text:style-name="T71">https://www.npmjs.com/package/nodemailer</text:span></text:a><text:span text:style-name="T45"> - </text:span><text:span text:style-name="T40">npm </text:span><text:span text:style-name="T45">i</text:span><text:span text:style-name="T40"> nodemailer</text:span></text:p>
      <text:p text:style-name="P33"><text:span text:style-name="T25">mailgen</text:span><text:span text:style-name="T46"> - </text:span><text:a xlink:type="simple" xlink:href="https://www.npmjs.com/package/mailgen" text:style-name="Internet_20_link" text:visited-style-name="Visited_20_Internet_20_Link"><text:span text:style-name="T70">https://www.npmjs.com/package/mailgen</text:span></text:a><text:span text:style-name="T46"> - </text:span><text:span text:style-name="T40">npm </text:span><text:span text:style-name="T46">i</text:span><text:span text:style-name="T40"> mailgen</text:span></text:p>
      <text:p text:style-name="P34"><text:span text:style-name="T25">express-validator </text:span><text:span text:style-name="T47">- </text:span><text:a xlink:type="simple" xlink:href="https://www.npmjs.com/package/express-validator" text:style-name="Internet_20_link" text:visited-style-name="Visited_20_Internet_20_Link"><text:span text:style-name="T69">https://www.npmjs.com/package/express-validator</text:span></text:a><text:span text:style-name="T47"> - </text:span><text:span text:style-name="T40">npm </text:span><text:span text:style-name="T47">i</text:span><text:span text:style-name="T40"> express-validator</text:span></text:p>
      <text:p text:style-name="P34"><text:span text:style-name="T25">npm mongoose-aggregate-paginate-v2</text:span><text:span text:style-name="T47"> - </text:span><text:a xlink:type="simple" xlink:href="https://www.npmjs.com/package/mongoose-aggregate-paginate-v2" text:style-name="Internet_20_link" text:visited-style-name="Visited_20_Internet_20_Link"><text:span text:style-name="T69">https://www.npmjs.com/package/mongoose-aggregate-paginate-v2</text:span></text:a><text:span text:style-name="T47"> </text:span><text:span text:style-name="T48">- npm i mongoose-aggregate-paginate-v2</text:span>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5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6">В файл package.json променяме script така:</text:p>
      <text:p text:style-name="P9"><text:span text:style-name="T7"/></text:p>
      <text:p text:style-name="P12"><text:span text:style-name="T58">"</text:span><text:span text:style-name="T59">scripts"</text:span><text:span text:style-name="T63">: {</text:span></text:p>
      <text:p text:style-name="P13"><text:span text:style-name="T57"><text:tab/>"start"</text:span>: <text:span text:style-name="T61">"node server/server.js"</text:span>,</text:p>
      <text:p text:style-name="P13"><text:span text:style-name="T57"><text:tab/>"server"</text:span>: <text:span text:style-name="T61">"nodemon server/server.js"</text:span>,</text:p>
      <text:p text:style-name="P13"><text:span text:style-name="T57"><text:tab/>"client"</text:span>: <text:span text:style-name="T61">"npm run dev --prefix frontend"</text:span>,</text:p>
      <text:p text:style-name="P13"><text:span text:style-name="T57"><text:tab/>"dev"</text:span>: <text:span text:style-name="T61">"concurrently </text:span><text:span text:style-name="T62">\"</text:span><text:span text:style-name="T61">npm run server</text:span><text:span text:style-name="T62">\"</text:span><text:span text:style-name="T61"> </text:span><text:span text:style-name="T62">\"</text:span><text:span text:style-name="T61">npm run client</text:span><text:span text:style-name="T62">\"</text:span><text:span text:style-name="T61">"</text:span>,</text:p>
      <text:p text:style-name="P13"><text:span text:style-name="T57"><text:tab/>"test"</text:span>: <text:span text:style-name="T61">"echo </text:span><text:span text:style-name="T62">\"</text:span><text:span text:style-name="T61">Error: no test specified</text:span><text:span text:style-name="T62">\"</text:span><text:span text:style-name="T61"> &amp;&amp; exit 1"</text:span></text:p>
      <text:p text:style-name="P13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4"><text:span text:style-name="T29">В </text:span><text:span text:style-name="T16">vite.config.js</text:span><text:span text:style-name="T28"> добавяме</text:span></text:p>
      <text:p text:style-name="P11"><text:span text:style-name="T60">server:</text:span><text:span text:style-name="T35"> {</text:span></text:p>
      <text:p text:style-name="P10"><text:span text:style-name="T57"><text:tab/>proxy:</text:span> {</text:p>
      <text:p text:style-name="P10"><text:span text:style-name="T61"><text:tab/><text:tab/>'/api'</text:span><text:span text:style-name="T57">:</text:span> {</text:p>
      <text:p text:style-name="P10"><text:span text:style-name="T57"><text:tab/><text:tab/><text:tab/>target:</text:span> <text:span text:style-name="T61">'http://127.0.0.1:3001'</text:span>,</text:p>
      <text:p text:style-name="P10"><text:soft-page-break/><text:span text:style-name="T57"><text:tab/><text:tab/><text:tab/>changeOrigin:</text:span> <text:span text:style-name="T64">true</text:span>,</text:p>
      <text:p text:style-name="P10"><text:span text:style-name="T57"><text:tab/><text:tab/><text:tab/>secure:</text:span> <text:span text:style-name="T64">false</text:span></text:p>
      <text:p text:style-name="P10"><text:tab/><text:tab/>}</text:p>
      <text:p text:style-name="P10"><text:tab/>}</text:p>
      <text:p text:style-name="P10">}</text:p>
      <text:p text:style-name="P14"><text:span text:style-name="T28"/></text:p>
      <text:p text:style-name="P17">Това е само за девелъпмент цели.</text:p>
      <text:p text:style-name="P17">Инсталиране на <text:span text:style-name="T6">nodemon </text:span><text:span text:style-name="T65">с команда </text:span><text:span text:style-name="T6">npm i nodemon</text:span><text:span text:style-name="T65">.</text:span></text:p>
      <text:p text:style-name="P17"/>
      <text:p text:style-name="P19">CONNECTING TO DB</text:p>
      <text:p text:style-name="P19"><text:span text:style-name="T7">Създаваме файл</text:span> .<text:span text:style-name="T66">env </text:span><text:span text:style-name="T12">къде записваме всички пароли. </text:span><text:span text:style-name="T13">Сега се нуждаем от </text:span><text:span text:style-name="T67">models</text:span><text:span text:style-name="T13"> </text:span></text:p>
      <text:p text:style-name="P19"><text:span text:style-name="T13"/></text:p>
      <text:p text:style-name="P20"><text:span text:style-name="T67">U</text:span>SER MODEL</text:p>
      <text:p text:style-name="P21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1"><text:span text:style-name="T14"/></text:p>
      <text:p text:style-name="P22">CREATING ROUTES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12T08:58:38.022416046</dc:date>
    <meta:editing-duration>P4DT11H23M48S</meta:editing-duration>
    <meta:editing-cycles>30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331" meta:character-count="2866" meta:non-whitespace-character-count="2563"/>
  </office:meta>
</office:document-meta>
</file>